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778cm" svg:y="1.016cm">
          <draw:text-box>
            <text:p text:style-name="P1"><text:span text:style-name="T1">Hymn #572</text:span></text:p>
            <text:p text:style-name="P1"><text:span text:style-name="T2">“</text:span><text:span text:style-name="T2">In the Shattered Bliss of Ed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24.384cm" svg:height="7.011cm" svg:x="1.778cm" svg:y="1.016cm">
          <draw:text-box>
            <text:p text:style-name="P4"><text:span text:style-name="T3">1. </text:span><text:span text:style-name="T4">In the shattered bliss of Eden</text:span></text:p>
            <text:p text:style-name="P4"><text:span text:style-name="T4">Dawned the day of sacrifice,</text:span></text:p>
            <text:p text:style-name="P4"><text:span text:style-name="T4">As our primal parents shuddered-</text:span></text:p>
            <text:p text:style-name="P4"><text:span text:style-name="T4">Sin had caused this dreadful pr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4">Faith embarked with this discernment;</text:span></text:p>
            <text:p text:style-name="P6"><text:span text:style-name="T4">Only God can cover sin,</text:span></text:p>
            <text:p text:style-name="P6"><text:span text:style-name="T4">As He took their leafy garments</text:span></text:p>
            <text:p text:style-name="P6"><text:span text:style-name="T4">And He clothed their shame with sk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3">2. </text:span><text:span text:style-name="T4">Days and months and years unfolding</text:span></text:p>
            <text:p text:style-name="P6"><text:span text:style-name="T4">Clearly showed what sin had wrought;</text:span></text:p>
            <text:p text:style-name="P6"><text:span text:style-name="T4">Fallen Adam’s children learning</text:span></text:p>
            <text:p text:style-name="P6"><text:span text:style-name="T4">Lessons fallen parents tau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4">All these sacrificial off’rings</text:span></text:p>
            <text:p text:style-name="P6"><text:span text:style-name="T4">Crested as a crimson flood:</text:span></text:p>
            <text:p text:style-name="P6"><text:span text:style-name="T4">Patriarchs and priests atoning</text:span></text:p>
            <text:p text:style-name="P6"><text:span text:style-name="T4">For their sins with cleansing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3">3. </text:span><text:span text:style-name="T4">What these sacrifices promised</text:span></text:p>
            <text:p text:style-name="P6"><text:span text:style-name="T4">From a God who sought to bless,</text:span></text:p>
            <text:p text:style-name="P6"><text:span text:style-name="T4">Came at last- a second Adam-</text:span></text:p>
            <text:p text:style-name="P6"><text:span text:style-name="T4">Priest and King of Righteousn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4">Son of God, incarnate Savior,</text:span></text:p>
            <text:p text:style-name="P6"><text:span text:style-name="T4">Son of Man, both Christ and Lord,</text:span></text:p>
            <text:p text:style-name="P6"><text:span text:style-name="T4">Who in naked shame would offer</text:span></text:p>
            <text:p text:style-name="P6"><text:span text:style-name="T4">On the cross His blood outpou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3">4. </text:span><text:span text:style-name="T4">Lamb of God, once slain for sinners,</text:span></text:p>
            <text:p text:style-name="P6"><text:span text:style-name="T4">Host, who spreads this meal divine,</text:span></text:p>
            <text:p text:style-name="P6"><text:span text:style-name="T4">Here You pledge our sins are covered,</text:span></text:p>
            <text:p text:style-name="P6"><text:span text:style-name="T4">Pledge received in bread and win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4">“</text:span><text:span text:style-name="T4">Take and eat; this is My body,</text:span></text:p>
            <text:p text:style-name="P6"><text:span text:style-name="T4">Given on the cross for you.</text:span></text:p>
            <text:p text:style-name="P6"><text:span text:style-name="T4">Take and drink; this cup of blessing</text:span></text:p>
            <text:p text:style-name="P6"><text:span text:style-name="T4">Is My blood poured out for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3">5. </text:span><text:span text:style-name="T4">Taste and see the bliss of heaven</text:span></text:p>
            <text:p text:style-name="P6"><text:span text:style-name="T4">Known by saints around the throne,</text:span></text:p>
            <text:p text:style-name="P6"><text:span text:style-name="T4">Where the Lamb, in closest union,</text:span></text:p>
            <text:p text:style-name="P6"><text:span text:style-name="T4">Lives to love and feed His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4">From His riven side forever</text:span></text:p>
            <text:p text:style-name="P6"><text:span text:style-name="T4">Flows the purest stream of love,</text:span></text:p>
            <text:p text:style-name="P6"><text:span text:style-name="T4">Love that robes us with the raiment</text:span></text:p>
            <text:p text:style-name="P6"><text:span text:style-name="T4">Worn by all who feast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7" draw:layer="layout" svg:width="24.384cm" svg:height="7.011cm" svg:x="1.778cm" svg:y="1.016cm">
          <draw:text-box>
            <text:p text:style-name="P6"><text:span text:style-name="T3">6. </text:span><text:span text:style-name="T4">Gone the bliss of Eden’s garden,</text:span></text:p>
            <text:p text:style-name="P6"><text:span text:style-name="T4">Gone the age of sacrifice;</text:span></text:p>
            <text:p text:style-name="P6"><text:span text:style-name="T4">Ours the time of grace and favor,</text:span></text:p>
            <text:p text:style-name="P6"><text:span text:style-name="T4">Ours the call to paradis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7" draw:layer="layout" svg:width="24.638cm" svg:height="7.011cm" svg:x="1.778cm" svg:y="1.016cm">
          <draw:text-box>
            <text:p text:style-name="P6"><text:span text:style-name="T4">Ever, Lord, impress upon us:</text:span></text:p>
            <text:p text:style-name="P6"><text:span text:style-name="T4">Only You can cover sin-</text:span></text:p>
            <text:p text:style-name="P6"><text:span text:style-name="T4">Take our worthless, self-made garments;</text:span></text:p>
            <text:p text:style-name="P6"><text:span text:style-name="T4">Clothe our shame and cleans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9:42:15.099000000</meta:creation-date>
    <dc:title>1030 worship</dc:title>
    <meta:editing-duration>PT26M6S</meta:editing-duration>
    <meta:editing-cycles>6</meta:editing-cycles>
    <meta:generator>LibreOffice/6.0.1.1$Windows_X86_64 LibreOffice_project/60bfb1526849283ce2491346ed2aa51c465abfe6</meta:generator>
    <dc:date>2018-02-20T21:21:40.791000000</dc:date>
    <meta:document-statistic meta:object-count="60"/>
  </office:meta>
</office:document-meta>
</file>